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2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149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3.726cm" svg:height="7.732cm" svg:x="19.986cm" svg:y="1.374cm">
            <draw:object draw:notify-on-update-of-ranges="Foglio1.A2:Foglio1.A22 Foglio1.B2:Foglio1.B22 Foglio1.D2:Foglio1.D22 Foglio1.E2:Foglio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ay size (Bytes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Total cache hits</text:p>
          </table:table-cell>
          <table:table-cell office:value-type="string" calcext:value-type="string">
            <text:p>Cache hit ratio (%)</text:p>
          </table:table-cell>
          <table:table-cell office:value-type="string" calcext:value-type="string">
            <text:p>Simulated hit ratio (%)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4813536" calcext:value-type="float">
            <text:p>4813536</text:p>
          </table:table-cell>
          <table:table-cell office:value-type="float" office:value="4808094" calcext:value-type="float">
            <text:p>4808094</text:p>
          </table:table-cell>
          <table:table-cell table:formula="of:=100*[.C2]/[.B2]" office:value-type="float" office:value="99.886943818432" calcext:value-type="float">
            <text:p>99,886943818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4893216" calcext:value-type="float">
            <text:p>4893216</text:p>
          </table:table-cell>
          <table:table-cell office:value-type="float" office:value="4837634" calcext:value-type="float">
            <text:p>4837634</text:p>
          </table:table-cell>
          <table:table-cell table:formula="of:=100*[.C3]/[.B3]" office:value-type="float" office:value="98.8641008285757" calcext:value-type="float">
            <text:p>98,8641008285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4973360" calcext:value-type="float">
            <text:p>4973360</text:p>
          </table:table-cell>
          <table:table-cell office:value-type="float" office:value="4789886" calcext:value-type="float">
            <text:p>4789886</text:p>
          </table:table-cell>
          <table:table-cell table:formula="of:=100*[.C4]/[.B4]" office:value-type="float" office:value="96.31086428491" calcext:value-type="float">
            <text:p>96,31086428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5053244" calcext:value-type="float">
            <text:p>5053244</text:p>
          </table:table-cell>
          <table:table-cell office:value-type="float" office:value="4957859" calcext:value-type="float">
            <text:p>4957859</text:p>
          </table:table-cell>
          <table:table-cell table:formula="of:=100*[.C5]/[.B5]" office:value-type="float" office:value="98.1124006677691" calcext:value-type="float">
            <text:p>98,1124006677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32997" calcext:value-type="float">
            <text:p>5132997</text:p>
          </table:table-cell>
          <table:table-cell office:value-type="float" office:value="4904186" calcext:value-type="float">
            <text:p>4904186</text:p>
          </table:table-cell>
          <table:table-cell table:formula="of:=100*[.C6]/[.B6]" office:value-type="float" office:value="95.5423507942826" calcext:value-type="float">
            <text:p>95,54235079428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5213165" calcext:value-type="float">
            <text:p>5213165</text:p>
          </table:table-cell>
          <table:table-cell office:value-type="float" office:value="4360205" calcext:value-type="float">
            <text:p>4360205</text:p>
          </table:table-cell>
          <table:table-cell table:formula="of:=100*[.C7]/[.B7]" office:value-type="float" office:value="83.6383463788313" calcext:value-type="float">
            <text:p>83,6383463788313</text:p>
          </table:table-cell>
          <table:table-cell office:value-type="float" office:value="86.153847" calcext:value-type="float">
            <text:p>86,153847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5292974" calcext:value-type="float">
            <text:p>5292974</text:p>
          </table:table-cell>
          <table:table-cell office:value-type="float" office:value="3659233" calcext:value-type="float">
            <text:p>3659233</text:p>
          </table:table-cell>
          <table:table-cell table:formula="of:=100*[.C8]/[.B8]" office:value-type="float" office:value="69.1337799883393" calcext:value-type="float">
            <text:p>69,1337799883393</text:p>
          </table:table-cell>
          <table:table-cell office:value-type="float" office:value="72.727272" calcext:value-type="float">
            <text:p>72,727272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5372703" calcext:value-type="float">
            <text:p>5372703</text:p>
          </table:table-cell>
          <table:table-cell office:value-type="float" office:value="3030400" calcext:value-type="float">
            <text:p>3030400</text:p>
          </table:table-cell>
          <table:table-cell table:formula="of:=100*[.C9]/[.B9]" office:value-type="float" office:value="56.4036389132249" calcext:value-type="float">
            <text:p>56,4036389132249</text:p>
          </table:table-cell>
          <table:table-cell office:value-type="float" office:value="59.701492" calcext:value-type="float">
            <text:p>59,701492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5453193" calcext:value-type="float">
            <text:p>5453193</text:p>
          </table:table-cell>
          <table:table-cell office:value-type="float" office:value="2392140" calcext:value-type="float">
            <text:p>2392140</text:p>
          </table:table-cell>
          <table:table-cell table:formula="of:=100*[.C10]/[.B10]" office:value-type="float" office:value="43.8667767672995" calcext:value-type="float">
            <text:p>43,8667767672995</text:p>
          </table:table-cell>
          <table:table-cell office:value-type="float" office:value="47.058823" calcext:value-type="float">
            <text:p>47,058823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5533325" calcext:value-type="float">
            <text:p>5533325</text:p>
          </table:table-cell>
          <table:table-cell office:value-type="float" office:value="1821799" calcext:value-type="float">
            <text:p>1821799</text:p>
          </table:table-cell>
          <table:table-cell table:formula="of:=100*[.C11]/[.B11]" office:value-type="float" office:value="32.924127897783" calcext:value-type="float">
            <text:p>32,924127897783</text:p>
          </table:table-cell>
          <table:table-cell office:value-type="float" office:value="34.782608" calcext:value-type="float">
            <text:p>34,782608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5613212" calcext:value-type="float">
            <text:p>5613212</text:p>
          </table:table-cell>
          <table:table-cell office:value-type="float" office:value="1319165" calcext:value-type="float">
            <text:p>1319165</text:p>
          </table:table-cell>
          <table:table-cell table:formula="of:=100*[.C12]/[.B12]" office:value-type="float" office:value="23.5010721134352" calcext:value-type="float">
            <text:p>23,5010721134352</text:p>
          </table:table-cell>
          <table:table-cell office:value-type="float" office:value="22.857143" calcext:value-type="float">
            <text:p>22,857143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5693503" calcext:value-type="float">
            <text:p>5693503</text:p>
          </table:table-cell>
          <table:table-cell office:value-type="float" office:value="626890" calcext:value-type="float">
            <text:p>626890</text:p>
          </table:table-cell>
          <table:table-cell table:formula="of:=100*[.C13]/[.B13]" office:value-type="float" office:value="11.0106203509509" calcext:value-type="float">
            <text:p>11,0106203509509</text:p>
          </table:table-cell>
          <table:table-cell office:value-type="float" office:value="11.267606" calcext:value-type="float">
            <text:p>11,267606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5773287" calcext:value-type="float">
            <text:p>5773287</text:p>
          </table:table-cell>
          <table:table-cell office:value-type="float" office:value="90121" calcext:value-type="float">
            <text:p>90121</text:p>
          </table:table-cell>
          <table:table-cell table:formula="of:=100*[.C14]/[.B14]" office:value-type="float" office:value="1.56099982557597" calcext:value-type="float">
            <text:p>1,5609998255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5853305" calcext:value-type="float">
            <text:p>5853305</text:p>
          </table:table-cell>
          <table:table-cell office:value-type="float" office:value="90356" calcext:value-type="float">
            <text:p>90356</text:p>
          </table:table-cell>
          <table:table-cell table:formula="of:=100*[.C15]/[.B15]" office:value-type="float" office:value="1.54367489819854" calcext:value-type="float">
            <text:p>1,54367489819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5933426" calcext:value-type="float">
            <text:p>5933426</text:p>
          </table:table-cell>
          <table:table-cell office:value-type="float" office:value="89809" calcext:value-type="float">
            <text:p>89809</text:p>
          </table:table-cell>
          <table:table-cell table:formula="of:=100*[.C16]/[.B16]" office:value-type="float" office:value="1.51361119191509" calcext:value-type="float">
            <text:p>1,5136111919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6013330" calcext:value-type="float">
            <text:p>6013330</text:p>
          </table:table-cell>
          <table:table-cell office:value-type="float" office:value="90458" calcext:value-type="float">
            <text:p>90458</text:p>
          </table:table-cell>
          <table:table-cell table:formula="of:=100*[.C17]/[.B17]" office:value-type="float" office:value="1.50429129949629" calcext:value-type="float">
            <text:p>1,50429129949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6093547" calcext:value-type="float">
            <text:p>6093547</text:p>
          </table:table-cell>
          <table:table-cell office:value-type="float" office:value="89719" calcext:value-type="float">
            <text:p>89719</text:p>
          </table:table-cell>
          <table:table-cell table:formula="of:=100*[.C18]/[.B18]" office:value-type="float" office:value="1.4723608433643" calcext:value-type="float">
            <text:p>1,4723608433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6173358" calcext:value-type="float">
            <text:p>6173358</text:p>
          </table:table-cell>
          <table:table-cell office:value-type="float" office:value="89667" calcext:value-type="float">
            <text:p>89667</text:p>
          </table:table-cell>
          <table:table-cell table:formula="of:=100*[.C19]/[.B19]" office:value-type="float" office:value="1.45248339720457" calcext:value-type="float">
            <text:p>1,4524833972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6253508" calcext:value-type="float">
            <text:p>6253508</text:p>
          </table:table-cell>
          <table:table-cell office:value-type="float" office:value="99537" calcext:value-type="float">
            <text:p>99537</text:p>
          </table:table-cell>
          <table:table-cell table:formula="of:=100*[.C20]/[.B20]" office:value-type="float" office:value="1.59169861140339" calcext:value-type="float">
            <text:p>1,5916986114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6333539" calcext:value-type="float">
            <text:p>6333539</text:p>
          </table:table-cell>
          <table:table-cell office:value-type="float" office:value="99814" calcext:value-type="float">
            <text:p>99814</text:p>
          </table:table-cell>
          <table:table-cell table:formula="of:=100*[.C21]/[.B21]" office:value-type="float" office:value="1.57595934910956" calcext:value-type="float">
            <text:p>1,5759593491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6413802" calcext:value-type="float">
            <text:p>6413802</text:p>
          </table:table-cell>
          <table:table-cell office:value-type="float" office:value="100532" calcext:value-type="float">
            <text:p>100532</text:p>
          </table:table-cell>
          <table:table-cell table:formula="of:=100*[.C22]/[.B22]" office:value-type="float" office:value="1.56743223442195" calcext:value-type="float">
            <text:p>1,5674322344219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it" fo:country="I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2:16:29.9062872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1:48:36.915526457</meta:creation-date>
    <dc:date>2020-01-15T22:26:32.854826078</dc:date>
    <meta:editing-duration>PT14M58S</meta:editing-duration>
    <meta:editing-cycles>4</meta:editing-cycles>
    <meta:generator>LibreOffice/6.3.4.2.0$Linux_X86_64 LibreOffice_project/30$Build-2</meta:generator>
    <meta:document-statistic meta:table-count="1" meta:cell-count="11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3cm" svg:stroke-color="#ff4000" draw:fill-color="#ff4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3cm" svg:stroke-color="#3465a4" draw:fill-color="#3465a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27cm" svg:height="7.733cm" xlink:href=".." xlink:type="simple" chart:class="chart:line" chart:style-name="ch1">
        <chart:plot-area chart:style-name="ch2" table:cell-range-address="Foglio1.A2:Foglio1.B22 Foglio1.D2:Foglio1.E22" chart:data-source-has-labels="both" svg:x="0.274cm" svg:y="0.154cm" svg:width="13.179cm" svg:height="7.425cm">
          <chartooo:coordinate-region svg:x="0.948cm" svg:y="0.154cm" svg:width="12.148cm" svg:height="5.948cm"/>
          <chart:axis chart:dimension="x" chart:name="primary-x" chart:style-name="ch3" chartooo:axis-type="auto">
            <chartooo:date-scale/>
            <chart:categories table:cell-range-address="Foglio1.A2:Foglio1.A22"/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Foglio1.D2:Foglio1.D22" chart:label-cell-address="Foglio1.B2:Foglio1.B22" chart:class="chart:line">
            <chart:data-point chart:repeated="21"/>
          </chart:series>
          <chart:series chart:style-name="ch7" chart:values-cell-range-address="Foglio1.E2:Foglio1.E2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813536 4893216 4973360 5053244 5132997 5213165 5292974 5372703 5453193 5533325 5613212 5693503 5773287 5853305 5933426 6013330 6093547 6173358 6253508 6333539 6413802</text:p>
                <text:list>
                  <text:list-item>
                    <text:p>4813536</text:p>
                  </text:list-item>
                  <text:list-item>
                    <text:p>4893216</text:p>
                  </text:list-item>
                  <text:list-item>
                    <text:p>4973360</text:p>
                  </text:list-item>
                  <text:list-item>
                    <text:p>5053244</text:p>
                  </text:list-item>
                  <text:list-item>
                    <text:p>5132997</text:p>
                  </text:list-item>
                  <text:list-item>
                    <text:p>5213165</text:p>
                  </text:list-item>
                  <text:list-item>
                    <text:p>5292974</text:p>
                  </text:list-item>
                  <text:list-item>
                    <text:p>5372703</text:p>
                  </text:list-item>
                  <text:list-item>
                    <text:p>5453193</text:p>
                  </text:list-item>
                  <text:list-item>
                    <text:p>5533325</text:p>
                  </text:list-item>
                  <text:list-item>
                    <text:p>5613212</text:p>
                  </text:list-item>
                  <text:list-item>
                    <text:p>5693503</text:p>
                  </text:list-item>
                  <text:list-item>
                    <text:p>5773287</text:p>
                  </text:list-item>
                  <text:list-item>
                    <text:p>5853305</text:p>
                  </text:list-item>
                  <text:list-item>
                    <text:p>5933426</text:p>
                  </text:list-item>
                  <text:list-item>
                    <text:p>6013330</text:p>
                  </text:list-item>
                  <text:list-item>
                    <text:p>6093547</text:p>
                  </text:list-item>
                  <text:list-item>
                    <text:p>6173358</text:p>
                  </text:list-item>
                  <text:list-item>
                    <text:p>6253508</text:p>
                  </text:list-item>
                  <text:list-item>
                    <text:p>6333539</text:p>
                  </text:list-item>
                  <text:list-item>
                    <text:p>6413802</text:p>
                  </text:list-item>
                </text:list>
                <draw:g>
                  <svg:desc>Foglio1.B2:Foglio1.B22</svg:desc>
                </draw:g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30720">
                <text:p>30720</text:p>
                <draw:g>
                  <svg:desc>Foglio1.A2:Foglio1.A22</svg:desc>
                </draw:g>
              </table:table-cell>
              <table:table-cell office:value-type="float" office:value="99.886943818432">
                <text:p>99.886943818432</text:p>
                <draw:g>
                  <svg:desc>Foglio1.D2:Foglio1.D22</svg:desc>
                </draw:g>
              </table:table-cell>
              <table:table-cell office:value-type="float" office:value="100">
                <text:p>100</text:p>
                <draw:g>
                  <svg:desc>Foglio1.E2:Foglio1.E22</svg:desc>
                </draw:g>
              </table:table-cell>
            </table:table-row>
            <table:table-row>
              <table:table-cell office:value-type="float" office:value="31232">
                <text:p>31232</text:p>
              </table:table-cell>
              <table:table-cell office:value-type="float" office:value="98.8641008285757">
                <text:p>98.8641008285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744">
                <text:p>31744</text:p>
              </table:table-cell>
              <table:table-cell office:value-type="float" office:value="96.31086428491">
                <text:p>96.31086428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256">
                <text:p>32256</text:p>
              </table:table-cell>
              <table:table-cell office:value-type="float" office:value="98.1124006677691">
                <text:p>98.1124006677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5.5423507942826">
                <text:p>95.5423507942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83.6383463788313">
                <text:p>83.6383463788313</text:p>
              </table:table-cell>
              <table:table-cell office:value-type="float" office:value="86.153847">
                <text:p>86.153847</text:p>
              </table:table-cell>
            </table:table-row>
            <table:table-row>
              <table:table-cell office:value-type="float" office:value="33792">
                <text:p>33792</text:p>
              </table:table-cell>
              <table:table-cell office:value-type="float" office:value="69.1337799883393">
                <text:p>69.1337799883393</text:p>
              </table:table-cell>
              <table:table-cell office:value-type="float" office:value="72.727272">
                <text:p>72.727272</text:p>
              </table:table-cell>
            </table:table-row>
            <table:table-row>
              <table:table-cell office:value-type="float" office:value="34304">
                <text:p>34304</text:p>
              </table:table-cell>
              <table:table-cell office:value-type="float" office:value="56.4036389132249">
                <text:p>56.4036389132249</text:p>
              </table:table-cell>
              <table:table-cell office:value-type="float" office:value="59.701492">
                <text:p>59.701492</text:p>
              </table:table-cell>
            </table:table-row>
            <table:table-row>
              <table:table-cell office:value-type="float" office:value="34816">
                <text:p>34816</text:p>
              </table:table-cell>
              <table:table-cell office:value-type="float" office:value="43.8667767672995">
                <text:p>43.8667767672995</text:p>
              </table:table-cell>
              <table:table-cell office:value-type="float" office:value="47.058823">
                <text:p>47.058823</text:p>
              </table:table-cell>
            </table:table-row>
            <table:table-row>
              <table:table-cell office:value-type="float" office:value="35328">
                <text:p>35328</text:p>
              </table:table-cell>
              <table:table-cell office:value-type="float" office:value="32.924127897783">
                <text:p>32.924127897783</text:p>
              </table:table-cell>
              <table:table-cell office:value-type="float" office:value="34.782608">
                <text:p>34.782608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23.5010721134352">
                <text:p>23.5010721134352</text:p>
              </table:table-cell>
              <table:table-cell office:value-type="float" office:value="22.857143">
                <text:p>22.857143</text:p>
              </table:table-cell>
            </table:table-row>
            <table:table-row>
              <table:table-cell office:value-type="float" office:value="36352">
                <text:p>36352</text:p>
              </table:table-cell>
              <table:table-cell office:value-type="float" office:value="11.0106203509509">
                <text:p>11.0106203509509</text:p>
              </table:table-cell>
              <table:table-cell office:value-type="float" office:value="11.267606">
                <text:p>11.267606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1.56099982557597">
                <text:p>1.5609998255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76">
                <text:p>37376</text:p>
              </table:table-cell>
              <table:table-cell office:value-type="float" office:value="1.54367489819854">
                <text:p>1.54367489819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88">
                <text:p>37888</text:p>
              </table:table-cell>
              <table:table-cell office:value-type="float" office:value="1.51361119191509">
                <text:p>1.5136111919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.50429129949629">
                <text:p>1.50429129949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12">
                <text:p>38912</text:p>
              </table:table-cell>
              <table:table-cell office:value-type="float" office:value="1.4723608433643">
                <text:p>1.472360843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24">
                <text:p>39424</text:p>
              </table:table-cell>
              <table:table-cell office:value-type="float" office:value="1.45248339720457">
                <text:p>1.45248339720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36">
                <text:p>39936</text:p>
              </table:table-cell>
              <table:table-cell office:value-type="float" office:value="1.59169861140339">
                <text:p>1.59169861140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48">
                <text:p>40448</text:p>
              </table:table-cell>
              <table:table-cell office:value-type="float" office:value="1.57595934910956">
                <text:p>1.5759593491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.56743223442195">
                <text:p>1.567432234421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